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, sans-serif"/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Bitstream Vera Sans2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a1" style:family="table">
      <style:table-properties style:width="16.999cm" style:rel-width="100%" table:align="left"/>
    </style:style>
    <style:style style:name="Tabela1.A" style:family="table-column">
      <style:table-column-properties style:column-width="2.071cm" style:rel-column-width="7981*"/>
    </style:style>
    <style:style style:name="Tabela1.B" style:family="table-column">
      <style:table-column-properties style:column-width="14.928cm" style:rel-column-width="57554*"/>
    </style:style>
    <style:style style:name="Tabela1.1" style:family="table-row">
      <style:table-row-properties fo:background-color="#ffffff">
        <style:background-image/>
      </style:table-row-properties>
    </style:style>
    <style:style style:name="Tabela1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1.B1" style:family="table-cell">
      <style:table-cell-properties style:vertical-align="middle" fo:padding="0.079cm" fo:border="0.035cm solid #808080"/>
    </style:style>
    <style:style style:name="Tabela1.A2" style:family="table-cell">
      <style:table-cell-properties fo:padding="0.079cm" fo:border-left="0.035cm solid #808080" fo:border-right="none" fo:border-top="none" fo:border-bottom="0.035cm solid #808080"/>
    </style:style>
    <style:style style:name="Tabela1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2" style:family="table">
      <style:table-properties style:width="16.999cm" style:rel-width="100%" table:align="left"/>
    </style:style>
    <style:style style:name="Tabela2.A" style:family="table-column">
      <style:table-column-properties style:column-width="2.258cm" style:rel-column-width="8703*"/>
    </style:style>
    <style:style style:name="Tabela2.B" style:family="table-column">
      <style:table-column-properties style:column-width="14.741cm" style:rel-column-width="56831*"/>
    </style:style>
    <style:style style:name="Tabela2.1" style:family="table-row">
      <style:table-row-properties fo:background-color="#ffffff">
        <style:background-image/>
      </style:table-row-properties>
    </style:style>
    <style:style style:name="Tabela2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2.B1" style:family="table-cell">
      <style:table-cell-properties style:vertical-align="middle" fo:padding="0.079cm" fo:border="0.035cm solid #808080"/>
    </style:style>
    <style:style style:name="Tabela2.A2" style:family="table-cell">
      <style:table-cell-properties fo:padding="0.079cm" fo:border-left="0.035cm solid #808080" fo:border-right="none" fo:border-top="none" fo:border-bottom="0.035cm solid #808080"/>
    </style:style>
    <style:style style:name="Tabela2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3" style:family="table">
      <style:table-properties style:width="16.999cm" style:rel-width="100%" table:align="left"/>
    </style:style>
    <style:style style:name="Tabela3.A" style:family="table-column">
      <style:table-column-properties style:column-width="2.842cm" style:rel-column-width="10956*"/>
    </style:style>
    <style:style style:name="Tabela3.B" style:family="table-column">
      <style:table-column-properties style:column-width="14.157cm" style:rel-column-width="54579*"/>
    </style:style>
    <style:style style:name="Tabela3.1" style:family="table-row">
      <style:table-row-properties fo:background-color="#ffffff">
        <style:background-image/>
      </style:table-row-properties>
    </style:style>
    <style:style style:name="Tabela3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3.B1" style:family="table-cell">
      <style:table-cell-properties style:vertical-align="middle" fo:padding="0.079cm" fo:border="0.035cm solid #808080"/>
    </style:style>
    <style:style style:name="Tabela3.A2" style:family="table-cell">
      <style:table-cell-properties fo:padding="0.079cm" fo:border-left="0.035cm solid #808080" fo:border-right="none" fo:border-top="none" fo:border-bottom="0.035cm solid #808080"/>
    </style:style>
    <style:style style:name="Tabela3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P1" style:family="paragraph" style:parent-style-name="Text_20_body">
      <style:text-properties fo:color="#000000" style:font-name="Bitstream Vera Sans" fo:font-size="9pt" fo:font-weight="bold" style:font-size-asian="9pt" style:font-size-complex="9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>
      <style:paragraph-properties fo:margin-top="0cm" fo:margin-bottom="0cm"/>
      <style:text-properties fo:font-size="9pt" style:font-size-asian="9pt" style:font-size-complex="9pt"/>
    </style:style>
    <style:style style:name="P4" style:family="paragraph" style:parent-style-name="Text_20_body">
      <style:paragraph-properties fo:margin-top="0cm" fo:margin-bottom="0cm"/>
      <style:text-properties fo:color="#000000" style:font-name="Bitstream Vera Sans" fo:font-size="9pt" fo:font-weight="bold" style:font-size-asian="9pt" style:font-size-complex="9pt"/>
    </style:style>
    <style:style style:name="P5" style:family="paragraph" style:parent-style-name="Table_20_Contents">
      <style:text-properties fo:color="#000000" style:font-name="Bitstream Vera Sans" fo:font-size="9pt" style:font-size-asian="9pt" style:font-size-complex="9pt"/>
    </style:style>
    <style:style style:name="P6" style:family="paragraph" style:parent-style-name="Text_20_body">
      <style:paragraph-properties fo:break-before="page"/>
      <style:text-properties fo:color="#000000" style:font-name="Bitstream Vera Sans" fo:font-size="9pt" fo:font-weight="bold" style:font-size-asian="9pt" style:font-size-complex="9pt"/>
    </style:style>
    <style:style style:name="P7" style:family="paragraph" style:parent-style-name="Text_20_body">
      <style:text-properties fo:font-size="9pt" style:font-size-asian="9pt" style:font-size-complex="9pt"/>
    </style:style>
    <style:style style:name="T1" style:family="text" style:parent-style-name="Source_20_Text">
      <style:text-properties fo:color="#000000" style:font-name="Bitstream Vera Sans" fo:font-size="9pt" style:font-size-asian="9pt" style:font-size-complex="9pt"/>
    </style:style>
    <style:style style:name="T2" style:family="text" style:parent-style-name="Source_20_Text">
      <style:text-properties fo:color="#000000" style:font-name="Bitstream Vera Sans" fo:font-size="9pt" fo:font-weight="bold" style:font-size-asian="9pt" style:font-size-complex="9pt"/>
    </style:style>
    <style:style style:name="T3" style:family="text">
      <style:text-properties fo:color="#000000" style:font-name="Bitstream Vera Sans" fo:font-size="9pt" style:font-size-asian="9pt" style:font-size-complex="9pt"/>
    </style:style>
    <style:style style:name="T4" style:family="text" style:parent-style-name="Source_20_Text">
      <style:text-properties fo:color="#000000" style:font-name="Bitstream Vera Sans" fo:font-size="9pt" style:font-size-asian="9pt" style:font-size-complex="9pt"/>
    </style:style>
    <style:style style:name="T5" style:family="text" style:parent-style-name="Source_20_Text">
      <style:text-properties fo:color="#000000" style:font-name="Bitstream Vera Sans2" fo:font-size="10pt" style:font-size-asian="10pt" style:font-size-complex="10pt"/>
    </style:style>
    <style:style style:name="T6" style:family="text" style:parent-style-name="Source_20_Text">
      <style:text-properties fo:color="#000000" style:font-name="Bitstream Vera Sans2" fo:font-size="10pt" fo:font-weight="bold" style:font-size-asian="10pt" style:font-size-complex="10pt"/>
    </style:style>
    <style:style style:name="T7" style:family="text">
      <style:text-properties fo:color="#000000" style:font-name="Bitstream Vera Sans2" fo:font-size="10pt" style:font-size-asian="10pt" style:font-size-complex="10pt"/>
    </style:style>
    <style:style style:name="T8" style:family="text" style:parent-style-name="Source_20_Text">
      <style:text-properties fo:color="#000000" style:font-name="Bitstream Vera Sans2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manNode.java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<text:span text:style-name="T1">java.lang.String</text:span></text:p>
          </table:table-cell>
          <table:table-cell table:style-name="Tabela1.B1" office:value-type="string">
            <text:p text:style-name="Table_20_Contents"><text:a xlink:type="simple" xlink:href="../../javadoc/HumanNode.html#getAdress%28%29"><text:span text:style-name="T2">getAdress</text:span></text:a><text:span text:style-name="T1">() - </text:span><text:span text:style-name="T3">Retorna o campo Endereco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int</text:span></text:p>
          </table:table-cell>
          <table:table-cell table:style-name="Tabela1.B2" office:value-type="string">
            <text:p text:style-name="Table_20_Contents"><text:a xlink:type="simple" xlink:href="../../javadoc/HumanNode.html#getAge%28%29"><text:span text:style-name="T2">getAge</text:span></text:a><text:span text:style-name="T1">() - </text:span><text:span text:style-name="T3">Retorna o campo idade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java.lang.String</text:span></text:p>
          </table:table-cell>
          <table:table-cell table:style-name="Tabela1.B2" office:value-type="string">
            <text:p text:style-name="Table_20_Contents"><text:a xlink:type="simple" xlink:href="../../javadoc/HumanNode.html#getCPF%28%29"><text:span text:style-name="T2">getCPF</text:span></text:a><text:span text:style-name="T1">() - </text:span><text:span text:style-name="T3">Retorna o campo cpf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java.lang.String</text:span></text:p>
          </table:table-cell>
          <table:table-cell table:style-name="Tabela1.B2" office:value-type="string">
            <text:p text:style-name="Table_20_Contents"><text:a xlink:type="simple" xlink:href="../../javadoc/HumanNode.html#getName%28%29"><text:span text:style-name="T2">getName</text:span></text:a><text:span text:style-name="T1">() - </text:span><text:span text:style-name="T3">Retorna o campo nome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char</text:span></text:p>
          </table:table-cell>
          <table:table-cell table:style-name="Tabela1.B2" office:value-type="string">
            <text:p text:style-name="Table_20_Contents"><text:a xlink:type="simple" xlink:href="../../javadoc/HumanNode.html#getSexo%28%29"><text:span text:style-name="T2">getSexo</text:span></text:a><text:span text:style-name="T1">() - </text:span><text:span text:style-name="T3">Retorna o campo sexo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void</text:span></text:p>
          </table:table-cell>
          <table:table-cell table:style-name="Tabela1.B2" office:value-type="string">
            <text:p text:style-name="Table_20_Contents"><text:a xlink:type="simple" xlink:href="../../javadoc/HumanNode.html#printMe%28%29"><text:span text:style-name="T2">printMe</text:span></text:a><text:span text:style-name="T1">() - </text:span><text:span text:style-name="T3">Imprime dados completos da pessoa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java.lang.String</text:span></text:p>
          </table:table-cell>
          <table:table-cell table:style-name="Tabela1.B2" office:value-type="string">
            <text:p text:style-name="Table_20_Contents"><text:a xlink:type="simple" xlink:href="../../javadoc/HumanNode.html#printMeG%28%29"><text:span text:style-name="T2">printMeG</text:span></text:a><text:span text:style-name="T1">() - </text:span><text:span text:style-name="T3">Retorna os dados completos da pessoa numa String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void</text:span></text:p>
          </table:table-cell>
          <table:table-cell table:style-name="Tabela1.B2" office:value-type="string">
            <text:p text:style-name="Table_20_Contents"><text:a xlink:type="simple" xlink:href="../../javadoc/HumanNode.html#setAdress%28java.lang.String%29"><text:span text:style-name="T2">setAdress</text:span></text:a><text:span text:style-name="T1">(java.lang.String add) - </text:span><text:span text:style-name="T3">Seta o campo endereco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void</text:span></text:p>
          </table:table-cell>
          <table:table-cell table:style-name="Tabela1.B2" office:value-type="string">
            <text:p text:style-name="Table_20_Contents"><text:a xlink:type="simple" xlink:href="../../javadoc/HumanNode.html#setAge%28int%29"><text:span text:style-name="T2">setAge</text:span></text:a><text:span text:style-name="T1">(int ag) - </text:span><text:span text:style-name="T3">Seta o campo idade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void</text:span></text:p>
          </table:table-cell>
          <table:table-cell table:style-name="Tabela1.B2" office:value-type="string">
            <text:p text:style-name="Table_20_Contents"><text:a xlink:type="simple" xlink:href="../../javadoc/HumanNode.html#setCPF%28java.lang.String%29"><text:span text:style-name="T2">setCPF</text:span></text:a><text:span text:style-name="T1">(java.lang.String c) - </text:span><text:span text:style-name="T3">Seta o campo cpf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void</text:span></text:p>
          </table:table-cell>
          <table:table-cell table:style-name="Tabela1.B2" office:value-type="string">
            <text:p text:style-name="Table_20_Contents"><text:a xlink:type="simple" xlink:href="../../javadoc/HumanNode.html#setName%28java.lang.String%29"><text:span text:style-name="T2">setName</text:span></text:a><text:span text:style-name="T1">(java.lang.String n) - </text:span><text:span text:style-name="T3">Seta o campo nome</text:span>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void</text:span></text:p>
          </table:table-cell>
          <table:table-cell table:style-name="Tabela1.B2" office:value-type="string">
            <text:p text:style-name="Table_20_Contents"><text:a xlink:type="simple" xlink:href="../../javadoc/HumanNode.html#setSexo%28char%29"><text:span text:style-name="T2">setSexo</text:span></text:a><text:span text:style-name="T1">(char sex) - </text:span><text:span text:style-name="T3">Seta o campo sexo</text:span></text:p>
          </table:table-cell>
        </table:table-row>
      </table:table>
      <text:p text:style-name="P3"/>
      <text:p text:style-name="P4">TabelaHash.java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"><text:a xlink:type="simple" xlink:href="../../javadoc/HumanNode.html"><text:span text:style-name="T4">HumanNode</text:span></text:a></text:p>
          </table:table-cell>
          <table:table-cell table:style-name="Tabela2.B1" office:value-type="string">
            <text:p text:style-name="Table_20_Contents"><text:a xlink:type="simple" xlink:href="../../javadoc/TabelaHash.html#getRegistroCPF%28java.lang.String%29"><text:span text:style-name="T2">getRegistroCPF</text:span></text:a><text:span text:style-name="T1">(java.lang.String cpf) - </text:span><text:span text:style-name="T3">Busca na tabela um registro com o CPF especificado</text:span></text:p>
          </table:table-cell>
        </table:table-row>
        <table:table-row table:style-name="Tabela2.1">
          <table:table-cell table:style-name="Tabela2.A2" office:value-type="string">
            <text:p text:style-name="P2"><text:a xlink:type="simple" xlink:href="../../javadoc/HumanList.html"><text:span text:style-name="T4">HumanList</text:span></text:a></text:p>
          </table:table-cell>
          <table:table-cell table:style-name="Tabela2.B2" office:value-type="string">
            <text:p text:style-name="Table_20_Contents"><text:a xlink:type="simple" xlink:href="../../javadoc/TabelaHash.html#getRegistroNome%28java.lang.String%29"><text:span text:style-name="T2">getRegistroNome</text:span></text:a><text:span text:style-name="T1">(java.lang.String name) - </text:span><text:span text:style-name="T3">Busca na tabela todos os registros com o nome especificado</text:span></text:p>
          </table:table-cell>
        </table:table-row>
        <table:table-row table:style-name="Tabela2.1">
          <table:table-cell table:style-name="Tabela2.A2" office:value-type="string">
            <text:p text:style-name="P2"><text:span text:style-name="T1">static int</text:span></text:p>
          </table:table-cell>
          <table:table-cell table:style-name="Tabela2.B2" office:value-type="string">
            <text:p text:style-name="Table_20_Contents"><text:a xlink:type="simple" xlink:href="../../javadoc/TabelaHash.html#hashCodigo%28java.lang.String%29"><text:span text:style-name="T2">hashCodigo</text:span></text:a><text:span text:style-name="T1">(java.lang.String stri) - </text:span><text:span text:style-name="T3">Gera um codigo hash para uma String que se encaixe na tabela</text:span></text:p>
          </table:table-cell>
        </table:table-row>
        <table:table-row table:style-name="Tabela2.1">
          <table:table-cell table:style-name="Tabela2.A2" office:value-type="string">
            <text:p text:style-name="P2"><text:span text:style-name="T1">void</text:span></text:p>
          </table:table-cell>
          <table:table-cell table:style-name="Tabela2.B2" office:value-type="string">
            <text:p text:style-name="Table_20_Contents"><text:a xlink:type="simple" xlink:href="../../javadoc/TabelaHash.html#insertRecord%28java.lang.String,%20java.lang.String,%20java.lang.String,%20char,%20int%29"><text:span text:style-name="T2">insertRecord</text:span></text:a><text:span text:style-name="T1">(java.lang.String myName, java.lang.String myAdress, java.lang.String myCpf, char mySexo, int myAge) - </text:span></text:p>
            <text:p text:style-name="P5">Insere nodos na HashTable a partir de seus dados</text:p>
          </table:table-cell>
        </table:table-row>
      </table:table>
      <text:p text:style-name="P1"/>
      <text:p text:style-name="P6"/>
      <text:p text:style-name="P1"/>
      <text:p text:style-name="P1">HumanList.java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<text:span text:style-name="T5">boolean</text:span></text:p>
          </table:table-cell>
          <table:table-cell table:style-name="Tabela3.B1" office:value-type="string">
            <text:p text:style-name="Table_20_Contents"><text:a xlink:type="simple" xlink:href="../../javadoc/HumanList.html#empty()"><text:span text:style-name="T6">empty</text:span></text:a><text:span text:style-name="T5">()</text:span><text:span text:style-name="T7"> - Retorna true caso a lista esteja vazia, caso contrario, retorna false</text:span></text:p>
          </table:table-cell>
        </table:table-row>
        <table:table-row table:style-name="Tabela3.1">
          <table:table-cell table:style-name="Tabela3.A2" office:value-type="string">
            <text:p text:style-name="P2"><text:a xlink:type="simple" xlink:href="../../javadoc/HumanNode.html"><text:span text:style-name="T8">HumanNode</text:span></text:a></text:p>
          </table:table-cell>
          <table:table-cell table:style-name="Tabela3.B2" office:value-type="string">
            <text:p text:style-name="Table_20_Contents"><text:a xlink:type="simple" xlink:href="../../javadoc/HumanList.html#getByCPF(java.lang.String)"><text:span text:style-name="T6">getByCPF</text:span></text:a><text:span text:style-name="T5">(java.lang.String cpf)</text:span><text:span text:style-name="T7"> - Pesquisa os nodos da lista em busca de um com o Campo CPF determinado</text:span></text:p>
          </table:table-cell>
        </table:table-row>
        <table:table-row table:style-name="Tabela3.1">
          <table:table-cell table:style-name="Tabela3.A2" office:value-type="string">
            <text:p text:style-name="P2"><text:a xlink:type="simple" xlink:href="../../javadoc/HumanList.html"><text:span text:style-name="T8">HumanList</text:span></text:a></text:p>
          </table:table-cell>
          <table:table-cell table:style-name="Tabela3.B2" office:value-type="string">
            <text:p text:style-name="Table_20_Contents"><text:a xlink:type="simple" xlink:href="../../javadoc/HumanList.html#getByName(java.lang.String)"><text:span text:style-name="T6">getByName</text:span></text:a><text:span text:style-name="T5">(java.lang.String name)</text:span><text:span text:style-name="T7"> - Pesquisa os nodos da lista por todos com o campo name determinado</text:span></text:p>
          </table:table-cell>
        </table:table-row>
        <table:table-row table:style-name="Tabela3.1">
          <table:table-cell table:style-name="Tabela3.A2" office:value-type="string">
            <text:p text:style-name="P2"><text:a xlink:type="simple" xlink:href="../../javadoc/HumanNode.html"><text:span text:style-name="T8">HumanNode</text:span></text:a></text:p>
          </table:table-cell>
          <table:table-cell table:style-name="Tabela3.B2" office:value-type="string">
            <text:p text:style-name="Table_20_Contents"><text:a xlink:type="simple" xlink:href="../../javadoc/HumanList.html#getFirst()"><text:span text:style-name="T6">getFirst</text:span></text:a><text:span text:style-name="T5">()</text:span><text:span text:style-name="T7"> - Retorna o primeiro elemento</text:span></text:p>
          </table:table-cell>
        </table:table-row>
        <table:table-row table:style-name="Tabela3.1">
          <table:table-cell table:style-name="Tabela3.A2" office:value-type="string">
            <text:p text:style-name="P2"><text:a xlink:type="simple" xlink:href="../../javadoc/HumanNode.html"><text:span text:style-name="T8">HumanNode</text:span></text:a></text:p>
          </table:table-cell>
          <table:table-cell table:style-name="Tabela3.B2" office:value-type="string">
            <text:p text:style-name="Table_20_Contents"><text:a xlink:type="simple" xlink:href="../../javadoc/HumanList.html#getLast()"><text:span text:style-name="T6">getLast</text:span></text:a><text:span text:style-name="T5">()</text:span><text:span text:style-name="T7"> - Retorna o Segundo elemento</text:span></text:p>
          </table:table-cell>
        </table:table-row>
        <table:table-row table:style-name="Tabela3.1">
          <table:table-cell table:style-name="Tabela3.A2" office:value-type="string">
            <text:p text:style-name="P2"><text:a xlink:type="simple" xlink:href="../../javadoc/HumanNode.html"><text:span text:style-name="T8">HumanNode</text:span></text:a></text:p>
          </table:table-cell>
          <table:table-cell table:style-name="Tabela3.B2" office:value-type="string">
            <text:p text:style-name="Table_20_Contents"><text:a xlink:type="simple" xlink:href="../../javadoc/HumanList.html#getNodo(int)"><text:span text:style-name="T6">getNodo</text:span></text:a><text:span text:style-name="T5">(int x)</text:span><text:span text:style-name="T7"> - Retorn um nodo na posicao x da lista</text:span></text:p>
          </table:table-cell>
        </table:table-row>
        <table:table-row table:style-name="Tabela3.1">
          <table:table-cell table:style-name="Tabela3.A2" office:value-type="string">
            <text:p text:style-name="P2"><text:span text:style-name="T5">void</text:span></text:p>
          </table:table-cell>
          <table:table-cell table:style-name="Tabela3.B2" office:value-type="string">
            <text:p text:style-name="Table_20_Contents"><text:a xlink:type="simple" xlink:href="../../javadoc/HumanList.html#insere(HumanNode)"><text:span text:style-name="T6">insere</text:span></text:a><text:span text:style-name="T5">(</text:span><text:a xlink:type="simple" xlink:href="../../javadoc/HumanNode.html"><text:span text:style-name="T8">HumanNode </text:span></text:a><text:span text:style-name="T5">nod)</text:span><text:span text:style-name="T7"> - Insere um nodo instanciado</text:span></text:p>
          </table:table-cell>
        </table:table-row>
        <table:table-row table:style-name="Tabela3.1">
          <table:table-cell table:style-name="Tabela3.A2" office:value-type="string">
            <text:p text:style-name="P2"><text:span text:style-name="T5">void</text:span></text:p>
          </table:table-cell>
          <table:table-cell table:style-name="Tabela3.B2" office:value-type="string">
            <text:p text:style-name="Table_20_Contents"><text:a xlink:type="simple" xlink:href="../../javadoc/HumanList.html#insere(java.lang.String,%20java.lang.String,%20java.lang.String,%20char,%20int)"><text:span text:style-name="T6">insere</text:span></text:a><text:span text:style-name="T5">(java.lang.String n, java.lang.String a, java.lang.String c, char s, int i)</text:span><text:span text:style-name="T7"> - Insere um nodo por atributos</text:span></text:p>
          </table:table-cell>
        </table:table-row>
        <table:table-row table:style-name="Tabela3.1">
          <table:table-cell table:style-name="Tabela3.A2" office:value-type="string">
            <text:p text:style-name="P2"><text:span text:style-name="T5">void</text:span></text:p>
          </table:table-cell>
          <table:table-cell table:style-name="Tabela3.B2" office:value-type="string">
            <text:p text:style-name="Table_20_Contents"><text:a xlink:type="simple" xlink:href="../../javadoc/HumanList.html#printList()"><text:span text:style-name="T6">printList</text:span></text:a><text:span text:style-name="T5">()</text:span><text:span text:style-name="T7"> - Imprime todos os nodos da lista na tela</text:span></text:p>
          </table:table-cell>
        </table:table-row>
        <table:table-row table:style-name="Tabela3.1">
          <table:table-cell table:style-name="Tabela3.A2" office:value-type="string">
            <text:p text:style-name="P2"><text:span text:style-name="T5">java.lang.String</text:span></text:p>
          </table:table-cell>
          <table:table-cell table:style-name="Tabela3.B2" office:value-type="string">
            <text:p text:style-name="Table_20_Contents"><text:a xlink:type="simple" xlink:href="../../javadoc/HumanList.html#printListG()"><text:span text:style-name="T6">printListG</text:span></text:a><text:span text:style-name="T5">()</text:span><text:span text:style-name="T7"> - Retorna todos os nodos da lista numa String</text:span></text:p>
          </table:table-cell>
        </table:table-row>
        <table:table-row table:style-name="Tabela3.1">
          <table:table-cell table:style-name="Tabela3.A2" office:value-type="string">
            <text:p text:style-name="P2"><text:span text:style-name="T5">void</text:span></text:p>
          </table:table-cell>
          <table:table-cell table:style-name="Tabela3.B2" office:value-type="string">
            <text:p text:style-name="Table_20_Contents"><text:a xlink:type="simple" xlink:href="../../javadoc/HumanList.html#remove(int)"><text:span text:style-name="T6">remove</text:span></text:a><text:span text:style-name="T5">(int x)</text:span><text:span text:style-name="T7"> - Remove o nodo na posicao x da lista</text:span></text:p>
          </table:table-cell>
        </table:table-row>
        <table:table-row table:style-name="Tabela3.1">
          <table:table-cell table:style-name="Tabela3.A2" office:value-type="string">
            <text:p text:style-name="P2"><text:span text:style-name="T5">void</text:span></text:p>
          </table:table-cell>
          <table:table-cell table:style-name="Tabela3.B2" office:value-type="string">
            <text:p text:style-name="Table_20_Contents"><text:a xlink:type="simple" xlink:href="../../javadoc/HumanList.html#removeNodo(HumanNode)"><text:span text:style-name="T6">removeNodo</text:span></text:a><text:span text:style-name="T5">(</text:span><text:a xlink:type="simple" xlink:href="../../javadoc/HumanNode.html"><text:span text:style-name="T8">HumanNode</text:span></text:a><text:span text:style-name="T5"> nod)</text:span><text:span text:style-name="T7"> - Remove da lista um nodo instanciado</text:span></text:p>
          </table:table-cell>
        </table:table-row>
        <table:table-row table:style-name="Tabela3.1">
          <table:table-cell table:style-name="Tabela3.A2" office:value-type="string">
            <text:p text:style-name="P2"><text:span text:style-name="T5">int</text:span></text:p>
          </table:table-cell>
          <table:table-cell table:style-name="Tabela3.B2" office:value-type="string">
            <text:p text:style-name="Table_20_Contents"><text:a xlink:type="simple" xlink:href="../../javadoc/HumanList.html#size()"><text:span text:style-name="T6">size</text:span></text:a><text:span text:style-name="T5">()</text:span><text:span text:style-name="T7"> - Retorna o tamanho, ou quantidade de nodos, da lista</text:span></text:p>
          </table:table-cell>
        </table:table-row>
      </table:table>
      <text:p text:style-name="P1"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, sans-serif"/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Bitstream Vera Sans2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Bitstream Vera Sans1" fo:font-size="8pt" style:font-size-asian="8pt" style:font-size-complex="8pt"/>
    </style:style>
    <style:style style:name="T1" style:family="text">
      <style:text-properties style:font-name="Bitstream Vera Sans1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III - AEDS II</text:title><text:tab/><text:tab/><text:subject>Anexo II - Sumário de Métodos</text:subject></text:p>
      </style:header>
      <style:footer>
        <text:p text:style-name="Footer"><text:tab/><text:tab/><text:span text:style-name="T1"><text:page-number text:select-page="current">1</text:page-number></text:span><text:span text:style-name="T1">/</text:span><text:span text:style-name="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dc:title>Trabalho Prático III - AEDS II</dc:title>
    <dc:subject>Anexo II - Sumário de Métodos</dc:subject>
    <meta:initial-creator>Gustavo Guimaraes</meta:initial-creator>
    <meta:creation-date>2006-05-20T11:07:18</meta:creation-date>
    <dc:creator>Gustavo Guimaraes</dc:creator>
    <dc:date>2006-05-20T11:38:03</dc:date>
    <dc:language>pt-BR</dc:language>
    <meta:editing-cycles>3</meta:editing-cycles>
    <meta:editing-duration>PT7M48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65" meta:word-count="304" meta:character-count="2066"/>
  </office:meta>
</office:document-meta>
</file>